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P27" style:parent-style-name="Normal" style:list-style-name="LFO2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2" style:family="paragraph"/>
    <style:style style:name="P30" style:parent-style-name="Normal" style:list-style-name="LFO2" style:family="paragraph"/>
    <style:style style:name="P31" style:parent-style-name="Normal" style:list-style-name="LFO2" style:family="paragraph"/>
    <style:style style:name="P32" style:parent-style-name="Normal" style:list-style-name="LFO2" style:family="paragraph"/>
    <style:style style:name="P33" style:parent-style-name="Normal" style:list-style-name="LFO2" style:family="paragraph"/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P42" style:parent-style-name="Normal" style:list-style-name="LFO3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3" style:family="paragraph"/>
    <style:style style:name="P45" style:parent-style-name="Normal" style:list-style-name="LFO3" style:family="paragraph"/>
    <style:style style:name="P46" style:parent-style-name="Normal" style:list-style-name="LFO3" style:family="paragraph"/>
    <style:style style:name="P47" style:parent-style-name="Normal" style:list-style-name="LFO3" style:family="paragraph"/>
    <style:style style:name="P48" style:parent-style-name="Normal" style:list-style-name="LFO3" style:family="paragraph"/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list-style-name="LFO4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4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4" style:family="paragraph"/>
    <style:style style:name="P57" style:parent-style-name="Normal" style:list-style-name="LFO4" style:family="paragraph"/>
    <style:style style:name="P58" style:parent-style-name="Normal" style:list-style-name="LFO4" style:family="paragraph"/>
    <style:style style:name="P59" style:parent-style-name="Normal" style:list-style-name="LFO4" style:family="paragraph"/>
    <style:style style:name="P60" style:parent-style-name="Normal" style:list-style-name="LFO4" style:family="paragraph"/>
    <style:style style:name="P61" style:parent-style-name="Normal" style:list-style-name="LFO4" style:family="paragraph"/>
    <style:style style:name="P62" style:parent-style-name="Normal" style:list-style-name="LFO4" style:family="paragraph"/>
    <style:style style:name="P63" style:parent-style-name="Normal" style:list-style-name="LFO4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4" style:family="paragraph"/>
    <style:style style:name="P66" style:parent-style-name="Normal" style:list-style-name="LFO4" style:family="paragraph"/>
    <style:style style:name="P67" style:parent-style-name="Normal" style:list-style-name="LFO4" style:family="paragraph"/>
    <style:style style:name="P68" style:parent-style-name="Normal" style:list-style-name="LFO4" style:family="paragraph"/>
    <style:style style:name="P69" style:parent-style-name="Normal" style:list-style-name="LFO4" style:family="paragraph"/>
    <style:style style:name="P70" style:parent-style-name="Normal" style:list-style-name="LFO4" style:family="paragraph"/>
    <style:style style:name="P71" style:parent-style-name="Normal" style:list-style-name="LFO4" style:family="paragraph"/>
    <style:style style:name="P72" style:parent-style-name="Normal" style:list-style-name="LFO4" style:family="paragraph"/>
    <style:style style:name="P73" style:parent-style-name="Normal" style:list-style-name="LFO4" style:family="paragraph"/>
    <style:style style:name="P74" style:parent-style-name="Normal" style:list-style-name="LFO4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4" style:family="paragraph"/>
    <style:style style:name="P77" style:parent-style-name="Normal" style:list-style-name="LFO4" style:family="paragraph"/>
    <style:style style:name="P78" style:parent-style-name="Normal" style:list-style-name="LFO4" style:family="paragraph"/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5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5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list-style-name="LFO5" style:family="paragraph"/>
    <style:style style:name="P87" style:parent-style-name="Normal" style:list-style-name="LFO5" style:family="paragraph"/>
    <style:style style:name="P88" style:parent-style-name="Normal" style:list-style-name="LFO5" style:family="paragraph"/>
    <style:style style:name="P89" style:parent-style-name="Normal" style:list-style-name="LFO5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list-style-name="LFO5" style:family="paragraph"/>
    <style:style style:name="P92" style:parent-style-name="Normal" style:list-style-name="LFO5" style:family="paragraph"/>
    <style:style style:name="P93" style:parent-style-name="Normal" style:list-style-name="LFO5" style:family="paragraph"/>
    <style:style style:name="P94" style:parent-style-name="Normal" style:list-style-name="LFO5" style:family="paragraph"/>
    <style:style style:name="P95" style:parent-style-name="Normal" style:list-style-name="LFO5" style:family="paragraph"/>
    <style:style style:name="P96" style:parent-style-name="Normal" style:list-style-name="LFO5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list-style-name="LFO5" style:family="paragraph"/>
    <style:style style:name="P99" style:parent-style-name="Normal" style:list-style-name="LFO5" style:family="paragraph"/>
    <style:style style:name="P100" style:parent-style-name="Normal" style:list-style-name="LFO5" style:family="paragraph"/>
    <style:style style:name="P101" style:parent-style-name="Normal" style:list-style-name="LFO5" style:family="paragraph"/>
    <style:style style:name="P102" style:parent-style-name="Normal" style:list-style-name="LFO5" style:family="paragraph"/>
    <style:style style:name="P103" style:parent-style-name="Normal" style:list-style-name="LFO5" style:family="paragraph"/>
    <style:style style:name="P104" style:parent-style-name="Normal" style:list-style-name="LFO5" style:family="paragraph"/>
    <style:style style:name="P105" style:parent-style-name="Normal" style:list-style-name="LFO5" style:family="paragraph"/>
    <style:style style:name="P106" style:parent-style-name="Normal" style:list-style-name="LFO5" style:family="paragraph"/>
    <style:style style:name="P107" style:parent-style-name="Normal" style:list-style-name="LFO5" style:family="paragraph"/>
    <style:style style:name="P108" style:parent-style-name="Normal" style:list-style-name="LFO5" style:family="paragraph"/>
    <style:style style:name="P109" style:parent-style-name="Normal" style:list-style-name="LFO5" style:family="paragraph"/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list-style-name="LFO6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list-style-name="LFO6" style:family="paragraph"/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list-style-name="LFO6" style:family="paragraph"/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list-style-name="LFO6" style:family="paragraph"/>
    <style:style style:name="P118" style:parent-style-name="Normal" style:list-style-name="LFO6" style:family="paragraph"/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6" style:family="paragraph"/>
    <style:style style:name="P121" style:parent-style-name="Normal" style:list-style-name="LFO6" style:family="paragraph"/>
    <style:style style:name="P122" style:parent-style-name="Normal" style:list-style-name="LFO6" style:family="paragraph"/>
    <style:style style:name="P123" style:parent-style-name="Normal" style:list-style-name="LFO6" style:family="paragraph"/>
    <style:style style:name="P124" style:parent-style-name="Normal" style:list-style-name="LFO6" style:family="paragraph"/>
    <style:style style:name="P125" style:parent-style-name="Normal" style:list-style-name="LFO6" style:family="paragraph"/>
    <style:style style:name="P126" style:parent-style-name="Normal" style:list-style-name="LFO6" style:family="paragraph"/>
    <style:style style:name="P127" style:parent-style-name="Normal" style:list-style-name="LFO6" style:family="paragraph"/>
    <style:style style:name="P128" style:parent-style-name="Normal" style:list-style-name="LFO6" style:family="paragraph"/>
    <style:style style:name="P129" style:parent-style-name="Normal" style:list-style-name="LFO6" style:family="paragraph"/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list-style-name="LFO7" style:family="paragraph"/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list-style-name="LFO7" style:family="paragraph"/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list-style-name="LFO7" style:family="paragraph"/>
    <style:style style:name="T136" style:parent-style-name="DefaultParagraphFont" style:family="text">
      <style:text-properties fo:font-weight="bold" style:font-weight-asian="bold" style:font-weight-complex="bold"/>
    </style:style>
    <style:style style:name="P137" style:parent-style-name="Normal" style:list-style-name="LFO7" style:family="paragraph"/>
    <style:style style:name="P138" style:parent-style-name="Normal" style:list-style-name="LFO7" style:family="paragraph"/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Normal" style:list-style-name="LFO7" style:family="paragraph"/>
    <style:style style:name="P141" style:parent-style-name="Normal" style:list-style-name="LFO7" style:family="paragraph"/>
    <style:style style:name="P142" style:parent-style-name="Normal" style:list-style-name="LFO7" style:family="paragraph"/>
    <style:style style:name="P143" style:parent-style-name="Normal" style:list-style-name="LFO7" style:family="paragraph"/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list-style-name="LFO8" style:family="paragraph"/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Normal" style:list-style-name="LFO8" style:family="paragraph"/>
    <style:style style:name="P148" style:parent-style-name="Normal" style:list-style-name="LFO8" style:family="paragraph"/>
    <style:style style:name="P149" style:parent-style-name="Normal" style:list-style-name="LFO8" style:family="paragraph"/>
    <style:style style:name="T150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API Usage Guide for the Cable Data Management System</text:p>
      <text:p text:style-name="Normal">This guide outlines the endpoints available in the Cable Data Management System API, their purposes, request formats, and example usages.</text:p>
      <text:p text:style-name="Normal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2">Base URL</text:p>
      <text:p text:style-name="Normal">All requests should be made to the base URL:<text:line-break/>http://localhost:3000/api</text:p>
      <text:p text:style-name="Normal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P3">Endpoints</text:p>
      <text:p text:style-name="P4">1. Fetch User Data by ID</text:p>
      <text:list text:style-name="LFO1" text:continue-numbering="true">
        <text:list-item>
          <text:p text:style-name="P5"><text:span text:style-name="T6">Endpoint</text:span>: GET /user/:id</text:p>
        </text:list-item>
        <text:list-item>
          <text:p text:style-name="P7"><text:span text:style-name="T8">Description</text:span>: Fetch details of a user by their user_id.</text:p>
        </text:list-item>
        <text:list-item>
          <text:p text:style-name="P9"><text:span text:style-name="T10">Example Request</text:span>:<text:s/></text:p>
        </text:list-item>
        <text:list-item>
          <text:p text:style-name="P11">GET http://localhost:3000/api/user/223</text:p>
        </text:list-item>
        <text:list-item>
          <text:p text:style-name="P12"><text:span text:style-name="T13">Example Response</text:span>:<text:s/></text:p>
        </text:list-item>
        <text:list-item>
          <text:p text:style-name="P14">{</text:p>
        </text:list-item>
        <text:list-item>
          <text:p text:style-name="P15"><text:s text:c="2"/>"name": "John Doe",</text:p>
        </text:list-item>
        <text:list-item>
          <text:p text:style-name="P16"><text:s text:c="2"/>"user_id": 223,</text:p>
        </text:list-item>
        <text:list-item>
          <text:p text:style-name="P17"><text:s text:c="2"/>"user_type": "Admin"</text:p>
        </text:list-item>
        <text:list-item>
          <text:p text:style-name="P18">}</text:p>
        </text:list-item>
      </text:list>
      <text:p text:style-name="Normal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p>
      <text:p text:style-name="P19">2. Fetch Item Data by ID</text:p>
      <text:list text:style-name="LFO2" text:continue-numbering="true">
        <text:list-item>
          <text:p text:style-name="P20"><text:span text:style-name="T21">Endpoint</text:span>: GET /item/:id</text:p>
        </text:list-item>
        <text:list-item>
          <text:p text:style-name="P22"><text:span text:style-name="T23">Description</text:span>: Fetch details of an item by its item_id.</text:p>
        </text:list-item>
        <text:list-item>
          <text:p text:style-name="P24"><text:span text:style-name="T25">Example Request</text:span>:<text:s/></text:p>
        </text:list-item>
        <text:list-item>
          <text:p text:style-name="P26">GET http://localhost:3000/api/item/101</text:p>
        </text:list-item>
        <text:list-item>
          <text:p text:style-name="P27"><text:span text:style-name="T28">Example Response</text:span>:<text:s/></text:p>
        </text:list-item>
        <text:list-item>
          <text:p text:style-name="P29">{</text:p>
        </text:list-item>
        <text:list-item>
          <text:p text:style-name="P30"><text:s text:c="2"/>"sku": "ITM-001",</text:p>
        </text:list-item>
        <text:list-item>
          <text:p text:style-name="P31"><text:s text:c="2"/>"name": "Cable",</text:p>
        </text:list-item>
        <text:list-item>
          <text:p text:style-name="P32"><text:s text:c="2"/>"description": "High-quality ethernet cable"</text:p>
        </text:list-item>
        <text:list-item>
          <text:p text:style-name="P33">}</text:p>
        </text:list-item>
      </text:list>
      <text:p text:style-name="Normal"><draw:custom-shape svg:x="0in" svg:y="0in" svg:width="45.51042in" svg:height="0.00139in" draw:z-index="0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p>
      <text:p text:style-name="P34">3. Fetch Project Data by ID</text:p>
      <text:list text:style-name="LFO3" text:continue-numbering="true">
        <text:list-item>
          <text:p text:style-name="P35"><text:span text:style-name="T36">Endpoint</text:span>: GET /project/:id</text:p>
        </text:list-item>
        <text:list-item>
          <text:p text:style-name="P37"><text:span text:style-name="T38">Description</text:span>: Fetch details of a project by its project_id.</text:p>
        </text:list-item>
        <text:list-item>
          <text:p text:style-name="P39"><text:span text:style-name="T40">Example Request</text:span>:<text:s/></text:p>
        </text:list-item>
        <text:list-item>
          <text:p text:style-name="P41">GET http://localhost:3000/api/project/12</text:p>
        </text:list-item>
        <text:list-item>
          <text:p text:style-name="P42"><text:span text:style-name="T43">Example Response</text:span>:<text:s/></text:p>
        </text:list-item>
        <text:list-item>
          <text:p text:style-name="P44">{</text:p>
        </text:list-item>
        <text:list-item>
          <text:p text:style-name="P45"><text:s text:c="2"/>"project_number": "PRJ-1234",</text:p>
        </text:list-item>
        <text:list-item>
          <text:p text:style-name="P46"><text:s text:c="2"/>"name": "Network Upgrade",</text:p>
        </text:list-item>
        <text:list-item>
          <text:p text:style-name="P47"><text:s text:c="2"/>"description": "Upgrading office network infrastructure"</text:p>
        </text:list-item>
        <text:list-item>
          <text:p text:style-name="P48">}</text:p>
        </text:list-item>
      </text:list>
      <text:p text:style-name="Normal"><draw:custom-shape svg:x="0in" svg:y="0in" svg:width="45.51042in" svg:height="0.00139in" draw:z-index="0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p>
      <text:p text:style-name="P49">4. Create a New Checkout</text:p>
      <text:list text:style-name="LFO4" text:continue-numbering="true">
        <text:list-item>
          <text:p text:style-name="P50"><text:span text:style-name="T51">Endpoint</text:span>: POST /checkout</text:p>
        </text:list-item>
        <text:list-item>
          <text:p text:style-name="P52"><text:span text:style-name="T53">Description</text:span>: Create a new checkout entry.</text:p>
        </text:list-item>
        <text:list-item>
          <text:p text:style-name="P54"><text:span text:style-name="T55">Request Body</text:span>:<text:s/></text:p>
        </text:list-item>
        <text:list-item>
          <text:p text:style-name="P56">{</text:p>
        </text:list-item>
        <text:list-item>
          <text:p text:style-name="P57"><text:s text:c="2"/>"user_id": 223,</text:p>
        </text:list-item>
        <text:list-item>
          <text:p text:style-name="P58"><text:s text:c="2"/>"project_id": 12,</text:p>
        </text:list-item>
        <text:list-item>
          <text:p text:style-name="P59"><text:s text:c="2"/>"item_id": 101,</text:p>
        </text:list-item>
        <text:list-item>
          <text:p text:style-name="P60"><text:s text:c="2"/>"quantity": 5,</text:p>
        </text:list-item>
        <text:list-item>
          <text:p text:style-name="P61"><text:s text:c="2"/>"timestamp": "2025-01-20 15:30:00"</text:p>
        </text:list-item>
        <text:list-item>
          <text:p text:style-name="P62">}</text:p>
        </text:list-item>
        <text:list-item>
          <text:p text:style-name="P63"><text:span text:style-name="T64">Example Request</text:span>:<text:s/></text:p>
        </text:list-item>
        <text:list-item>
          <text:p text:style-name="P65">POST http://localhost:3000/api/checkout</text:p>
        </text:list-item>
        <text:list-item>
          <text:p text:style-name="P66">Content-Type: application/json</text:p>
        </text:list-item>
        <text:list-item>
          <text:p text:style-name="P67">Body: {</text:p>
        </text:list-item>
        <text:list-item>
          <text:p text:style-name="P68"><text:s text:c="2"/>"user_id": 223,</text:p>
        </text:list-item>
        <text:list-item>
          <text:p text:style-name="P69"><text:s text:c="2"/>"project_id": 12,</text:p>
        </text:list-item>
        <text:list-item>
          <text:p text:style-name="P70"><text:s text:c="2"/>"item_id": 101,</text:p>
        </text:list-item>
        <text:list-item>
          <text:p text:style-name="P71"><text:s text:c="2"/>"quantity": 5,</text:p>
        </text:list-item>
        <text:list-item>
          <text:p text:style-name="P72"><text:s text:c="2"/>"timestamp": "2025-01-20 15:30:00"</text:p>
        </text:list-item>
        <text:list-item>
          <text:p text:style-name="P73">}</text:p>
        </text:list-item>
        <text:list-item>
          <text:p text:style-name="P74"><text:span text:style-name="T75">Example Response</text:span>:<text:s/></text:p>
        </text:list-item>
        <text:list-item>
          <text:p text:style-name="P76">{</text:p>
        </text:list-item>
        <text:list-item>
          <text:p text:style-name="P77"><text:s text:c="2"/>"id": 45</text:p>
        </text:list-item>
        <text:list-item>
          <text:p text:style-name="P78">}</text:p>
        </text:list-item>
      </text:list>
      <text:p text:style-name="Normal"><draw:custom-shape svg:x="0in" svg:y="0in" svg:width="45.51042in" svg:height="0.00139in" draw:z-index="0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p>
      <text:p text:style-name="P79">5. Generate Checkout Report</text:p>
      <text:list text:style-name="LFO5" text:continue-numbering="true">
        <text:list-item>
          <text:p text:style-name="P80"><text:span text:style-name="T81">Endpoint</text:span>: POST /checkout_report</text:p>
        </text:list-item>
        <text:list-item>
          <text:p text:style-name="P82"><text:span text:style-name="T83">Description</text:span>: Generate a report for all checkouts after a given timestamp.</text:p>
        </text:list-item>
        <text:list-item>
          <text:p text:style-name="P84"><text:span text:style-name="T85">Request Body</text:span>:<text:s/></text:p>
        </text:list-item>
        <text:list-item>
          <text:p text:style-name="P86">{</text:p>
        </text:list-item>
        <text:list-item>
          <text:p text:style-name="P87"><text:s text:c="2"/>"timestamp": "2025-01-01 00:00:00"</text:p>
        </text:list-item>
        <text:list-item>
          <text:p text:style-name="P88">}</text:p>
        </text:list-item>
        <text:list-item>
          <text:p text:style-name="P89"><text:span text:style-name="T90">Example Request</text:span>:<text:s/></text:p>
        </text:list-item>
        <text:list-item>
          <text:p text:style-name="P91">POST http://localhost:3000/api/checkout_report</text:p>
        </text:list-item>
        <text:list-item>
          <text:p text:style-name="P92">Content-Type: application/json</text:p>
        </text:list-item>
        <text:list-item>
          <text:p text:style-name="P93">Body: {</text:p>
        </text:list-item>
        <text:list-item>
          <text:p text:style-name="P94"><text:s text:c="2"/>"timestamp": "2025-01-01 00:00:00"</text:p>
        </text:list-item>
        <text:list-item>
          <text:p text:style-name="P95">}</text:p>
        </text:list-item>
        <text:list-item>
          <text:p text:style-name="P96"><text:span text:style-name="T97">Example Response</text:span>:<text:s/></text:p>
        </text:list-item>
        <text:list-item>
          <text:p text:style-name="P98">{</text:p>
        </text:list-item>
        <text:list-item>
          <text:p text:style-name="P99"><text:s text:c="2"/>"timestamp": "2025-01-01 00:00:00",</text:p>
        </text:list-item>
        <text:list-item>
          <text:p text:style-name="P100"><text:s text:c="2"/>"total_records": 12,</text:p>
        </text:list-item>
        <text:list-item>
          <text:p text:style-name="P101"><text:s text:c="2"/>"data": [</text:p>
        </text:list-item>
        <text:list-item>
          <text:p text:style-name="P102"><text:s text:c="4"/>{</text:p>
        </text:list-item>
        <text:list-item>
          <text:p text:style-name="P103"><text:s text:c="6"/>"project_number": "PRJ-1234",</text:p>
        </text:list-item>
        <text:list-item>
          <text:p text:style-name="P104"><text:s text:c="6"/>"item_sku": "ITM-001",</text:p>
        </text:list-item>
        <text:list-item>
          <text:p text:style-name="P105"><text:s text:c="6"/>"item_name": "Cable",</text:p>
        </text:list-item>
        <text:list-item>
          <text:p text:style-name="P106"><text:s text:c="6"/>"total_quantity": 50</text:p>
        </text:list-item>
        <text:list-item>
          <text:p text:style-name="P107"><text:s text:c="4"/>}</text:p>
        </text:list-item>
        <text:list-item>
          <text:p text:style-name="P108"><text:s text:c="2"/>]</text:p>
        </text:list-item>
        <text:list-item>
          <text:p text:style-name="P109">}</text:p>
        </text:list-item>
      </text:list>
      <text:p text:style-name="Normal"><draw:custom-shape svg:x="0in" svg:y="0in" svg:width="45.51042in" svg:height="0.00139in" draw:z-index="0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P110">6. Get Latest n Checkouts</text:p>
      <text:list text:style-name="LFO6" text:continue-numbering="true">
        <text:list-item>
          <text:p text:style-name="P111"><text:span text:style-name="T112">Endpoint</text:span>: GET /checkouts/simple/:n</text:p>
        </text:list-item>
        <text:list-item>
          <text:p text:style-name="P113"><text:span text:style-name="T114">Description</text:span>: Retrieve the latest n checkouts.</text:p>
        </text:list-item>
        <text:list-item>
          <text:p text:style-name="P115"><text:span text:style-name="T116">Example Request</text:span>:<text:s/></text:p>
        </text:list-item>
        <text:list-item>
          <text:p text:style-name="P117">GET http://localhost:3000/api/checkouts/simple/5</text:p>
        </text:list-item>
        <text:list-item>
          <text:p text:style-name="P118"><text:span text:style-name="T119">Example Response</text:span>:<text:s/></text:p>
        </text:list-item>
        <text:list-item>
          <text:p text:style-name="P120">[</text:p>
        </text:list-item>
        <text:list-item>
          <text:p text:style-name="P121"><text:s text:c="2"/>{</text:p>
        </text:list-item>
        <text:list-item>
          <text:p text:style-name="P122"><text:s text:c="4"/>"checkout_id": 44,</text:p>
        </text:list-item>
        <text:list-item>
          <text:p text:style-name="P123"><text:s text:c="4"/>"user_id": 223,</text:p>
        </text:list-item>
        <text:list-item>
          <text:p text:style-name="P124"><text:s text:c="4"/>"project_id": 12,</text:p>
        </text:list-item>
        <text:list-item>
          <text:p text:style-name="P125"><text:s text:c="4"/>"item_id": 101,</text:p>
        </text:list-item>
        <text:list-item>
          <text:p text:style-name="P126"><text:s text:c="4"/>"quantity": 5,</text:p>
        </text:list-item>
        <text:list-item>
          <text:p text:style-name="P127"><text:s text:c="4"/>"timestamp": "2025-01-20 15:30:00"</text:p>
        </text:list-item>
        <text:list-item>
          <text:p text:style-name="P128"><text:s text:c="2"/>}</text:p>
        </text:list-item>
        <text:list-item>
          <text:p text:style-name="P129">]</text:p>
        </text:list-item>
      </text:list>
      <text:p text:style-name="Normal"><draw:custom-shape svg:x="0in" svg:y="0in" svg:width="45.51042in" svg:height="0.00139in" draw:z-index="0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130">7. Delete Invalid Checkouts</text:p>
      <text:list text:style-name="LFO7" text:continue-numbering="true">
        <text:list-item>
          <text:p text:style-name="P131"><text:span text:style-name="T132">Endpoint</text:span>: DELETE /purge</text:p>
        </text:list-item>
        <text:list-item>
          <text:p text:style-name="P133"><text:span text:style-name="T134">Description</text:span>: Remove all checkouts with invalid data (e.g., quantity = 0).</text:p>
        </text:list-item>
        <text:list-item>
          <text:p text:style-name="P135"><text:span text:style-name="T136">Example Request</text:span>:<text:s/></text:p>
        </text:list-item>
        <text:list-item>
          <text:p text:style-name="P137">DELETE http://localhost:3000/api/purge</text:p>
        </text:list-item>
        <text:list-item>
          <text:p text:style-name="P138"><text:span text:style-name="T139">Example Response</text:span>:<text:s/></text:p>
        </text:list-item>
        <text:list-item>
          <text:p text:style-name="P140">{</text:p>
        </text:list-item>
        <text:list-item>
          <text:p text:style-name="P141"><text:s text:c="2"/>"message": "Invalid checkouts deleted",</text:p>
        </text:list-item>
        <text:list-item>
          <text:p text:style-name="P142"><text:s text:c="2"/>"affectedRows": 3</text:p>
        </text:list-item>
        <text:list-item>
          <text:p text:style-name="P143">}</text:p>
        </text:list-item>
      </text:list>
      <text:p text:style-name="Normal"><draw:custom-shape svg:x="0in" svg:y="0in" svg:width="45.51042in" svg:height="0.00139in" draw:z-index="0" draw:id="id8" draw:style-name="a8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P144">Additional Information</text:p>
      <text:list text:style-name="LFO8" text:continue-numbering="true">
        <text:list-item>
          <text:p text:style-name="P145"><text:span text:style-name="T146">Error Handling</text:span>:</text:p>
          <text:list text:continue-numbering="true">
            <text:list-item>
              <text:p text:style-name="P147">Missing or invalid parameters typically result in a 400 Bad Request error.</text:p>
            </text:list-item>
            <text:list-item>
              <text:p text:style-name="P148">Internal server issues return a 500 Internal Server Error.</text:p>
            </text:list-item>
          </text:list>
        </text:list-item>
        <text:list-item>
          <text:p text:style-name="P149"><text:span text:style-name="T150">Database Connection</text:span>: Ensure the database is initialized correctly before using the API.</text:p>
        </text:list-item>
      </text:list>
      <text:p text:style-name="Normal">Feel free to ask if you need additional details or customizations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gwa-co Warehouse (BWIS-LOV)</meta:initial-creator>
    <dc:creator>fgwa-co Warehouse (BWIS-LOV)</dc:creator>
    <meta:creation-date>2025-01-20T21:12:00Z</meta:creation-date>
    <dc:date>2025-01-20T21:13:00Z</dc:date>
    <meta:template xlink:href="Normal.dotm" xlink:type="simple"/>
    <meta:editing-cycles>1</meta:editing-cycles>
    <meta:editing-duration>PT60S</meta:editing-duration>
    <meta:document-statistic meta:page-count="6" meta:paragraph-count="6" meta:word-count="463" meta:character-count="3099" meta:row-count="22" meta:non-whitespace-character-count="2642"/>
  </office:meta>
</office:document-meta>
</file>